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ff0000" draw:opacity="25%"/>
      <style:paragraph-properties fo:text-align="center"/>
      <style:text-properties fo:font-size="12pt"/>
    </style:style>
    <style:style style:name="P4" style:family="paragraph">
      <loext:graphic-properties draw:fill="solid" draw:fill-color="#ff0000"/>
      <style:paragraph-properties fo:text-align="center"/>
      <style:text-properties fo:font-size="12pt"/>
    </style:style>
    <style:style style:name="P5" style:family="paragraph">
      <loext:graphic-properties draw:fill="solid" draw:fill-color="#800080" draw:opacity="25%"/>
      <style:paragraph-properties fo:text-align="center"/>
      <style:text-properties fo:font-size="12pt"/>
    </style:style>
    <style:style style:name="P6" style:family="paragraph">
      <loext:graphic-properties draw:fill="solid" draw:fill-color="#800080"/>
      <style:paragraph-properties fo:text-align="center"/>
      <style:text-properties fo:font-size="12pt"/>
    </style:style>
    <style:style style:name="P7" style:family="paragraph">
      <loext:graphic-properties draw:fill-color="#ff6600" draw:opacity="25%"/>
      <style:paragraph-properties fo:text-align="center"/>
      <style:text-properties fo:font-size="12pt"/>
    </style:style>
    <style:style style:name="P8" style:family="paragraph">
      <loext:graphic-properties draw:fill-color="#801900" draw:opacity="25%"/>
      <style:paragraph-properties fo:text-align="center"/>
      <style:text-properties fo:font-size="12pt"/>
    </style:style>
    <style:style style:name="P9" style:family="paragraph">
      <loext:graphic-properties draw:fill-color="#99ff66" draw:opacity="25%"/>
      <style:paragraph-properties fo:text-align="center"/>
      <style:text-properties fo:font-size="12pt"/>
    </style:style>
    <style:style style:name="P10" style:family="paragraph">
      <loext:graphic-properties draw:fill="solid" draw:fill-color="#801900" draw:opacity="25%"/>
      <style:paragraph-properties fo:text-align="center"/>
      <style:text-properties fo:font-size="12pt"/>
    </style:style>
    <style:style style:name="P11" style:family="paragraph">
      <loext:graphic-properties draw:fill-color="#99ff66"/>
      <style:paragraph-properties fo:text-align="center"/>
      <style:text-properties fo:font-size="12pt"/>
    </style:style>
    <style:style style:name="gr1" style:family="graphic">
      <style:graphic-properties draw:fill="solid" draw:fill-color="#ff0000" draw:opacity="25%" draw:textarea-horizontal-align="justify" draw:textarea-vertical-align="middle" draw:auto-grow-height="false" fo:min-height="0.1362in" fo:min-width="0.1335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0000" draw:opacity="25%" draw:textarea-horizontal-align="justify" draw:textarea-vertical-align="middle" draw:auto-grow-height="false" fo:min-height="0.1335in" fo:min-width="0.1335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ff0000" draw:textarea-horizontal-align="justify" draw:textarea-vertical-align="middle" draw:auto-grow-height="false" fo:min-height="0.1335in" fo:min-width="0.1335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800080" draw:opacity="25%" draw:textarea-horizontal-align="justify" draw:textarea-vertical-align="middle" draw:auto-grow-height="false" fo:min-height="0.1339in" fo:min-width="0.1339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800080" draw:opacity="25%" draw:textarea-horizontal-align="justify" draw:textarea-vertical-align="middle" draw:auto-grow-height="false" fo:min-height="0.1335in" fo:min-width="0.1335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800080" draw:textarea-horizontal-align="justify" draw:textarea-vertical-align="middle" draw:auto-grow-height="false" fo:min-height="0.1335in" fo:min-width="0.1335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="solid"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99ff66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8" draw:name="Shape 44" draw:style-name="gr8" draw:text-style-name="P8" svg:width="0.1335in" svg:height="0.1335in" svg:x="6.3591in" svg:y="0.4272in"><text:p/><draw:enhanced-geometry svg:viewBox="0 0 21600 21600" draw:type="rectangle" draw:enhanced-path="M 0 0 L 21600 0 21600 21600 0 21600 0 0 Z N"/></draw:custom-shape><draw:custom-shape text:anchor-type="paragraph" draw:z-index="4" draw:name="Shape 71" draw:style-name="gr9" draw:text-style-name="P9" svg:width="0.1335in" svg:height="0.1335in" svg:x="1.4189in" svg:y="0.411in"><text:p/><draw:enhanced-geometry svg:viewBox="0 0 21600 21600" draw:type="rectangle" draw:enhanced-path="M 0 0 L 21600 0 21600 21600 0 21600 0 0 Z N"/></draw:custom-shape><draw:custom-shape text:anchor-type="paragraph" draw:z-index="13" draw:name="Shape 3" draw:style-name="gr4" draw:text-style-name="P5" svg:width="0.1343in" svg:height="0.1343in" svg:x="5.3839in" svg:y="0.4193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5" draw:name="Shape 5" draw:style-name="gr3" draw:text-style-name="P4" svg:width="0.1335in" svg:height="0.1335in" svg:x="0.3953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3" draw:name="Shape 70" draw:style-name="gr7" draw:text-style-name="P7" svg:width="0.1335in" svg:height="0.1335in" svg:x="0.3957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><draw:custom-shape text:anchor-type="paragraph" draw:z-index="7" draw:name="Shape 43" draw:style-name="gr9" draw:text-style-name="P9" svg:width="0.1335in" svg:height="0.1335in" svg:x="0.3929in" svg:y="0.1598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1" draw:style-name="gr6" draw:text-style-name="P6" svg:width="0.1335in" svg:height="0.1335in" svg:x="0.3937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" draw:name="Shape 69" draw:style-name="gr11" draw:text-style-name="P10" svg:width="0.1335in" svg:height="0.1335in" svg:x="0.4047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7" draw:name="Shape 7" draw:style-name="gr1" draw:text-style-name="P3" svg:width="0.1335in" svg:height="0.1362in" svg:x="0.4035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0" draw:name="Shape 67" draw:style-name="gr7" draw:text-style-name="P7" svg:width="0.1335in" svg:height="0.1335in" svg:x="0.3492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12" draw:text-style-name="P11" svg:width="0.1335in" svg:height="0.1335in" svg:x="0.4091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2" draw:name="Shape 2" draw:style-name="gr5" draw:text-style-name="P5" svg:width="0.1335in" svg:height="0.1335in" svg:x="0.3472in" svg:y="0.165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5" draw:name="Shape 72" draw:style-name="gr10" draw:text-style-name="P8" svg:width="0.1343in" svg:height="0.1343in" svg:x="0.4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6" draw:name="Shape 6" draw:style-name="gr2" draw:text-style-name="P3" svg:width="0.1335in" svg:height="0.1335in" svg:x="0.4126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46" draw:style-name="gr7" draw:text-style-name="P7" svg:width="0.1335in" svg:height="0.1335in" svg:x="0.3992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73" draw:style-name="gr9" draw:text-style-name="P9" svg:width="0.1335in" svg:height="0.1335in" svg:x="0.4071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4" draw:style-name="gr4" draw:text-style-name="P5" svg:width="0.1343in" svg:height="0.1343in" svg:x="0.4063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><draw:custom-shape text:anchor-type="paragraph" draw:z-index="9" draw:name="Shape 45" draw:style-name="gr8" draw:text-style-name="P8" svg:width="0.1335in" svg:height="0.1335in" svg:x="0.4173in" svg:y="0.1618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2T10:36:22.731305911</dc:date>
    <meta:editing-duration>PT1H29M4S</meta:editing-duration>
    <meta:editing-cycles>9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